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22.86mm"/>
    </style:style>
    <style:style style:name="co9" style:family="table-column">
      <style:table-column-properties fo:break-before="auto" style:column-width="49.83mm"/>
    </style:style>
    <style:style style:name="co10" style:family="table-column">
      <style:table-column-properties fo:break-before="auto" style:column-width="75.97mm"/>
    </style:style>
    <style:style style:name="co11" style:family="table-column">
      <style:table-column-properties fo:break-before="auto" style:column-width="74.88mm"/>
    </style:style>
    <style:style style:name="co12" style:family="table-column">
      <style:table-column-properties fo:break-before="auto" style:column-width="81.14mm"/>
    </style:style>
    <style:style style:name="co13" style:family="table-column">
      <style:table-column-properties fo:break-before="auto" style:column-width="77.88mm"/>
    </style:style>
    <style:style style:name="co14" style:family="table-column">
      <style:table-column-properties fo:break-before="auto" style:column-width="73.25mm"/>
    </style:style>
    <style:style style:name="co15" style:family="table-column">
      <style:table-column-properties fo:break-before="auto" style:column-width="6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6" table:number-columns-repeated="1006" table:default-cell-style-name="ce2"/>
        <table:table-row table:style-name="ro1">
          <table:table-cell table:style-name="ce1" office:value-type="string" calcext:value-type="string" table:number-columns-spanned="1" table:number-rows-spanned="2">
            <text:p>Flight Name</text:p>
          </table:table-cell>
          <table:table-cell table:style-name="ce1" office:value-type="string" calcext:value-type="string" table:number-columns-spanned="1" table:number-rows-spanned="2">
            <text:p>Avg-Intensity</text:p>
          </table:table-cell>
          <table:table-cell table:style-name="ce1" office:value-type="string" calcext:value-type="string" table:number-columns-spanned="1" table:number-rows-spanned="2">
            <text:p>Max-Intensity</text:p>
          </table:table-cell>
          <table:table-cell table:style-name="ce1" office:value-type="string" calcext:value-type="string" table:number-columns-spanned="1" table:number-rows-spanned="2">
            <text:p>Min-Intensity</text:p>
          </table:table-cell>
          <table:table-cell table:style-name="ce1" office:value-type="string" calcext:value-type="string" table:number-columns-spanned="2" table:number-rows-spanned="1">
            <text:p>True-Positives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False-Negatives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False-Positives</text:p>
          </table:table-cell>
          <table:covered-table-cell table:style-name="ce4"/>
          <table:table-cell table:style-name="ce1" office:value-type="string" calcext:value-type="string" table:number-columns-spanned="1" table:number-rows-spanned="2">
            <text:p>Undetected</text:p>
          </table:table-cell>
          <table:table-cell table:style-name="ce1" office:value-type="string" calcext:value-type="string" table:number-columns-spanned="1" table:number-rows-spanned="2">
            <text:p>Accuracy of bbox-detection</text:p>
          </table:table-cell>
          <table:table-cell table:style-name="ce6" office:value-type="string" calcext:value-type="string" table:number-columns-spanned="1" table:number-rows-spanned="2">
            <text:p>Net accuracy of True-Positive Detection without ML</text:p>
          </table:table-cell>
          <table:table-cell table:style-name="ce6" office:value-type="string" calcext:value-type="string" table:number-columns-spanned="1" table:number-rows-spanned="2">
            <text:p>Net accuracy of True-Positive Detection with ML</text:p>
          </table:table-cell>
          <table:table-cell table:style-name="ce6" office:value-type="string" calcext:value-type="string" table:number-columns-spanned="1" table:number-rows-spanned="2">
            <text:p>Gross accuracy of True-Positive Detection without ML</text:p>
          </table:table-cell>
          <table:table-cell table:style-name="ce6" office:value-type="string" calcext:value-type="string" table:number-columns-spanned="1" table:number-rows-spanned="2">
            <text:p>Gross accuracy of True-Positive Detection with ML</text:p>
          </table:table-cell>
          <table:table-cell table:style-name="ce6" office:value-type="string" calcext:value-type="string" table:number-columns-spanned="1" table:number-rows-spanned="2">
            <text:p>False-Positive Detection per Image without ML</text:p>
          </table:table-cell>
          <table:table-cell table:style-name="ce6" office:value-type="string" calcext:value-type="string" table:number-columns-spanned="1" table:number-rows-spanned="2">
            <text:p>False-Positive Detection per Image with ML</text:p>
          </table:table-cell>
          <table:table-cell table:style-name="ce4" table:number-columns-repeated="1006"/>
        </table:table-row>
        <table:table-row table:style-name="ro1">
          <table:covered-table-cell table:number-columns-repeated="4"/>
          <table:table-cell table:style-name="ce4" office:value-type="string" calcext:value-type="string">
            <text:p>With ML</text:p>
          </table:table-cell>
          <table:table-cell table:style-name="ce4" office:value-type="string" calcext:value-type="string">
            <text:p>Without ML</text:p>
          </table:table-cell>
          <table:table-cell table:style-name="ce4" office:value-type="string" calcext:value-type="string">
            <text:p>With ML</text:p>
          </table:table-cell>
          <table:table-cell table:style-name="ce4" office:value-type="string" calcext:value-type="string">
            <text:p>Without ML</text:p>
          </table:table-cell>
          <table:table-cell table:style-name="ce4" office:value-type="string" calcext:value-type="string">
            <text:p>With ML</text:p>
          </table:table-cell>
          <table:table-cell table:style-name="ce4" office:value-type="string" calcext:value-type="string">
            <text:p>Without ML</text:p>
          </table:table-cell>
          <table:covered-table-cell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Amplus-Bikaner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E3]+[.G3])/([.E3]+[.G3]+[.K3])*100" office:value-type="float" office:value="99.3630573248408" calcext:value-type="float">
            <text:p>99.3630573248</text:p>
          </table:table-cell>
          <table:table-cell table:formula="of:=[.F3]/([.E3]+[.G3]+[.K3])*100" office:value-type="float" office:value="94.2675159235669" calcext:value-type="float">
            <text:p>94.2675159236</text:p>
          </table:table-cell>
          <table:table-cell table:formula="of:=[.E3]/([.E3]+[.G3]+[.I3])*100" office:value-type="float" office:value="89.7435897435897" calcext:value-type="float">
            <text:p>89.7435897436</text:p>
          </table:table-cell>
          <table:table-cell table:formula="of:=[.F3]/([.E3]+[.G3])*100" office:value-type="float" office:value="94.8717948717949" calcext:value-type="float">
            <text:p>94.8717948718</text:p>
          </table:table-cell>
          <table:table-cell table:style-name="ce7" table:formula="of:=[.E3]/([.E3]+[.G3])*100" office:value-type="float" office:value="89.7435897435897" calcext:value-type="float">
            <text:p>89.7435897436</text:p>
          </table:table-cell>
          <table:table-cell table:formula="of:=CEILING([.J3]/([.E3]+[.G3]))" office:value-type="float" office:value="0" calcext:value-type="float">
            <text:p>0</text:p>
          </table:table-cell>
          <table:table-cell table:formula="of:=CEILING([.I3]/([.E3]+[.G3]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211" calcext:value-type="float">
            <text:p>211</text:p>
          </table:table-cell>
          <table:table-cell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formula="of:=([.E4]+[.G4])/([.E4]+[.G4]+[.K4])*100" office:value-type="float" office:value="97.3799126637555" calcext:value-type="float">
            <text:p>97.3799126638</text:p>
          </table:table-cell>
          <table:table-cell table:formula="of:=[.F4]/([.E4]+[.G4]+[.K4])*100" office:value-type="float" office:value="95.1965065502183" calcext:value-type="float">
            <text:p>95.1965065502</text:p>
          </table:table-cell>
          <table:table-cell table:formula="of:=[.E4]/([.E4]+[.G4]+[.I4])*100" office:value-type="float" office:value="85.7723577235772" calcext:value-type="float">
            <text:p>85.7723577236</text:p>
          </table:table-cell>
          <table:table-cell table:formula="of:=[.F4]/([.E4]+[.G4])*100" office:value-type="float" office:value="97.7578475336323" calcext:value-type="float">
            <text:p>97.7578475336</text:p>
          </table:table-cell>
          <table:table-cell table:style-name="ce7" table:formula="of:=[.E4]/([.E4]+[.G4])*100" office:value-type="float" office:value="94.6188340807175" calcext:value-type="float">
            <text:p>94.6188340807</text:p>
          </table:table-cell>
          <table:table-cell table:formula="of:=CEILING([.J4]/([.E4]+[.G4]))" office:value-type="float" office:value="3" calcext:value-type="float">
            <text:p>3</text:p>
          </table:table-cell>
          <table:table-cell table:formula="of:=CEILING([.I4]/([.E4]+[.G4])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office:value-type="float" office:value="186" calcext:value-type="float">
            <text:p>186</text:p>
          </table:table-cell>
          <table:table-cell office:value-type="float" office:value="235" calcext:value-type="float">
            <text:p>235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56" calcext:value-type="float">
            <text:p>656</text:p>
          </table:table-cell>
          <table:table-cell table:formula="of:=281-[.F5]-[.H5]" office:value-type="float" office:value="1" calcext:value-type="float">
            <text:p>1</text:p>
          </table:table-cell>
          <table:table-cell table:formula="of:=([.E5]+[.G5])/([.E5]+[.G5]+[.K5])*100" office:value-type="float" office:value="99.644128113879" calcext:value-type="float">
            <text:p>99.6441281139</text:p>
          </table:table-cell>
          <table:table-cell table:formula="of:=[.F5]/([.E5]+[.G5]+[.K5])*100" office:value-type="float" office:value="83.6298932384342" calcext:value-type="float">
            <text:p>83.6298932384</text:p>
          </table:table-cell>
          <table:table-cell table:formula="of:=[.E5]/([.E5]+[.G5]+[.I5])*100" office:value-type="float" office:value="57.4074074074074" calcext:value-type="float">
            <text:p>57.4074074074</text:p>
          </table:table-cell>
          <table:table-cell table:formula="of:=[.F5]/([.E5]+[.G5])*100" office:value-type="float" office:value="83.9285714285714" calcext:value-type="float">
            <text:p>83.9285714286</text:p>
          </table:table-cell>
          <table:table-cell table:style-name="ce7" table:formula="of:=[.E5]/([.E5]+[.G5])*100" office:value-type="float" office:value="66.4285714285714" calcext:value-type="float">
            <text:p>66.4285714286</text:p>
          </table:table-cell>
          <table:table-cell table:formula="of:=CEILING([.J5]/([.E5]+[.G5]))" office:value-type="float" office:value="3" calcext:value-type="float">
            <text:p>3</text:p>
          </table:table-cell>
          <table:table-cell table:formula="of:=CEILING([.I5]/([.E5]+[.G5])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erlin-and-Wilson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72-[.E6]-[.G6]" office:value-type="float" office:value="2" calcext:value-type="float">
            <text:p>2</text:p>
          </table:table-cell>
          <table:table-cell table:formula="of:=([.E6]+[.G6])/([.E6]+[.G6]+[.K6])*100" office:value-type="float" office:value="97.2222222222222" calcext:value-type="float">
            <text:p>97.2222222222</text:p>
          </table:table-cell>
          <table:table-cell table:formula="of:=[.F6]/([.E6]+[.G6]+[.K6])*100" office:value-type="float" office:value="90.2777777777778" calcext:value-type="float">
            <text:p>90.2777777778</text:p>
          </table:table-cell>
          <table:table-cell table:formula="of:=[.E6]/([.E6]+[.G6]+[.I6])*100" office:value-type="float" office:value="83.5616438356164" calcext:value-type="float">
            <text:p>83.5616438356</text:p>
          </table:table-cell>
          <table:table-cell table:formula="of:=[.F6]/([.E6]+[.G6])*100" office:value-type="float" office:value="92.8571428571429" calcext:value-type="float">
            <text:p>92.8571428571</text:p>
          </table:table-cell>
          <table:table-cell table:style-name="ce7" table:formula="of:=[.E6]/([.E6]+[.G6])*100" office:value-type="float" office:value="87.1428571428571" calcext:value-type="float">
            <text:p>87.1428571429</text:p>
          </table:table-cell>
          <table:table-cell table:formula="of:=CEILING([.J6]/([.E6]+[.G6]))" office:value-type="float" office:value="1" calcext:value-type="float">
            <text:p>1</text:p>
          </table:table-cell>
          <table:table-cell table:formula="of:=CEILING([.I6]/([.E6]+[.G6])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leanMax-180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75-[.G7]-[.E7]" office:value-type="float" office:value="19" calcext:value-type="float">
            <text:p>19</text:p>
          </table:table-cell>
          <table:table-cell table:formula="of:=([.E7]+[.G7])/([.E7]+[.G7]+[.K7])*100" office:value-type="float" office:value="74.6666666666667" calcext:value-type="float">
            <text:p>74.6666666667</text:p>
          </table:table-cell>
          <table:table-cell table:formula="of:=[.F7]/([.E7]+[.G7]+[.K7])*100" office:value-type="float" office:value="56" calcext:value-type="float">
            <text:p>56</text:p>
          </table:table-cell>
          <table:table-cell table:formula="of:=[.E7]/([.E7]+[.G7]+[.I7])*100" office:value-type="float" office:value="73.2142857142857" calcext:value-type="float">
            <text:p>73.2142857143</text:p>
          </table:table-cell>
          <table:table-cell table:formula="of:=[.F7]/([.E7]+[.G7])*100" office:value-type="float" office:value="75" calcext:value-type="float">
            <text:p>75</text:p>
          </table:table-cell>
          <table:table-cell table:style-name="ce7" table:formula="of:=[.E7]/([.E7]+[.G7])*100" office:value-type="float" office:value="73.2142857142857" calcext:value-type="float">
            <text:p>73.2142857143</text:p>
          </table:table-cell>
          <table:table-cell table:formula="of:=CEILING([.J7]/([.E7]+[.G7]))" office:value-type="float" office:value="0" calcext:value-type="float">
            <text:p>0</text:p>
          </table:table-cell>
          <table:table-cell table:formula="of:=CEILING([.I7]/([.E7]+[.G7])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leanMax-160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5.3333333333" calcext:value-type="float">
            <text:p>85.333333333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office:value-type="float" office:value="84.375" calcext:value-type="float">
            <text:p>84.37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0" table:number-rows-spanned="1">
            <text:p>Legend:-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1">
            <text:p>True-positives</text:p>
          </table:table-cell>
          <table:covered-table-cell table:style-name="ce4"/>
          <table:table-cell table:style-name="ce5" office:value-type="string" calcext:value-type="string" table:number-columns-spanned="8" table:number-rows-spanned="1">
            <text:p>Images which contain GCP’s and were detected by algorithm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1">
            <text:p>False-Positives</text:p>
          </table:table-cell>
          <table:covered-table-cell table:style-name="ce4"/>
          <table:table-cell table:style-name="ce5" office:value-type="string" calcext:value-type="string" table:number-columns-spanned="8" table:number-rows-spanned="1">
            <text:p>Images which did not contain GCP’s and were detected by algorithm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1">
            <text:p>False-Negative</text:p>
          </table:table-cell>
          <table:covered-table-cell table:style-name="ce4"/>
          <table:table-cell table:style-name="ce5" office:value-type="string" calcext:value-type="string" table:number-columns-spanned="8" table:number-rows-spanned="1">
            <text:p>Images which contain GCP’s and were not detected by algorithm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1">
            <text:p>Undetected</text:p>
          </table:table-cell>
          <table:covered-table-cell table:style-name="ce4"/>
          <table:table-cell table:style-name="ce5" office:value-type="string" calcext:value-type="string" table:number-columns-spanned="8" table:number-rows-spanned="1">
            <text:p>Images which contain GCP’s but no bounding boxes was detected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1">
            <text:p>Accuracy of BBOX-detecction</text:p>
          </table:table-cell>
          <table:covered-table-cell table:style-name="ce4"/>
          <table:table-cell table:style-name="ce5" office:value-type="string" calcext:value-type="string" table:number-columns-spanned="8" table:number-rows-spanned="1">
            <text:p>Metric specifying whether the GCP-containg bbox was detected or not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1">
            <text:p>Accuracy of Net True-positive </text:p>
          </table:table-cell>
          <table:covered-table-cell table:style-name="ce4"/>
          <table:table-cell table:style-name="ce5" office:value-type="string" calcext:value-type="string" table:number-columns-spanned="8" table:number-rows-spanned="1">
            <text:p>Metric specifying whether the accuracy of GCP detection, on all <text:s/>images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1">
            <text:p>Accuracy of Gross True-positive </text:p>
          </table:table-cell>
          <table:covered-table-cell table:style-name="ce4"/>
          <table:table-cell table:style-name="ce5" office:value-type="string" calcext:value-type="string" table:number-columns-spanned="8" table:number-rows-spanned="1">
            <text:p>Metric specifying whether the accuracy of GCP detection, only in <text:s/>images in which GCP-containing bbox was detected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1">
            <text:p>False Positives per image</text:p>
          </table:table-cell>
          <table:covered-table-cell table:style-name="ce4"/>
          <table:table-cell table:style-name="ce5" office:value-type="string" calcext:value-type="string" table:number-columns-spanned="8" table:number-rows-spanned="1">
            <text:p>Metric specifying the average number of false detection per image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1">
            <text:p>CleanMax-160</text:p>
          </table:table-cell>
          <table:covered-table-cell table:style-name="ce4"/>
          <table:table-cell table:style-name="ce5" office:value-type="string" calcext:value-type="string" table:number-columns-spanned="8" table:number-rows-spanned="1">
            <text:p>RGB-Threshold of 160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2" table:number-rows-spanned="1">
            <text:p>CleanMax-180</text:p>
          </table:table-cell>
          <table:covered-table-cell table:style-name="ce4"/>
          <table:table-cell table:style-name="ce5" office:value-type="string" calcext:value-type="string" table:number-columns-spanned="8" table:number-rows-spanned="1">
            <text:p>RGB-Threshold of 180</text:p>
          </table:table-cell>
          <table:covered-table-cell table:number-columns-repeated="7"/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/00/0000</text:date>, <text:time style:data-style-name="N2" text:time-value="11:45:14.465352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21:44:02.822158977</meta:creation-date>
    <dc:date>2018-07-09T11:52:28.525880609</dc:date>
    <meta:editing-duration>PT1H30M45S</meta:editing-duration>
    <meta:editing-cycles>27</meta:editing-cycles>
    <meta:generator>LibreOffice/5.1.6.2$Linux_X86_64 LibreOffice_project/10m0$Build-2</meta:generator>
    <meta:document-statistic meta:table-count="1" meta:cell-count="150" meta:object-count="0"/>
  </office:meta>
</office:document-meta>
</file>